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1.6126in"/>
    </style:style>
    <style:style style:name="co6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mmary Profit" table:style-name="ta1">
        <table:shapes>
          <draw:frame draw:z-index="0" draw:style-name="gr1" draw:text-style-name="P1" svg:width="7.9709in" svg:height="4.9673in" svg:x="4.3319in" svg:y="1.5579in">
            <draw:object draw:notify-on-update-of-ranges="'Summary Profit'.A2:'Summary Profit'.A2 'Summary Profit'.A3:'Summary Profit'.A15 'Summary Profit'.B2:'Summary Profit'.B2 'Summary Profit'.B3:'Summary Profit'.B15 'Summary Profit'.C2:'Summary Profit'.C2 'Summary Profit'.C3:'Summary Profit'.C15 'Summary Profit'.D2:'Summary Profit'.D2 'Summary Profit'.D3:'Summary Profit'.D15 'Summary Profit'.E2:'Summary Profit'.E2 'Summary Profit'.E3:'Summary Profit'.E15 'Summary Profit'.F2:'Summary Profit'.F2 'Summary Profit'.F3:'Summary Profit'.F15 'Summary Profit'.G2:'Summary Profit'.G2 'Summary Profit'.G3:'Summary Profit'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Total Profit</text:p>
          </table:table-cell>
          <table:covered-table-cell/>
          <table:table-cell office:value-type="string" calcext:value-type="string" table:number-columns-spanned="2" table:number-rows-spanned="1">
            <text:p>Total Profit 2</text:p>
          </table:table-cell>
          <table:covered-table-cell/>
          <table:table-cell office:value-type="string" calcext:value-type="string" table:number-columns-spanned="2" table:number-rows-spanned="1">
            <text:p>Total Profit 2</text:p>
          </table:table-cell>
          <table:covered-table-cell/>
        </table:table-row>
        <table:table-row table:style-name="ro1">
          <table:table-cell office:value-type="string" calcext:value-type="string">
            <text:p>Simulation Run</text:p>
          </table:table-cell>
          <table:table-cell office:value-type="string" calcext:value-type="string">
            <text:p>Variable Pricing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Variable Pricing 2</text:p>
          </table:table-cell>
          <table:table-cell office:value-type="string" calcext:value-type="string">
            <text:p>Benchmark 2</text:p>
          </table:table-cell>
          <table:table-cell office:value-type="string" calcext:value-type="string">
            <text:p>Variable Pricing 3</text:p>
          </table:table-cell>
          <table:table-cell office:value-type="string" calcext:value-type="string">
            <text:p>Benchmark 3</text:p>
          </table:table-cell>
        </table:table-row>
        <table:table-row table:style-name="ro1">
          <table:table-cell office:value-type="string" calcext:value-type="string">
            <text:p>Higher Benchmark</text:p>
          </table:table-cell>
          <table:table-cell office:value-type="float" office:value="2856110" calcext:value-type="float">
            <text:p>2856110</text:p>
          </table:table-cell>
          <table:table-cell office:value-type="float" office:value="-382392" calcext:value-type="float">
            <text:p>-38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2533774" calcext:value-type="float">
            <text:p>2533774</text:p>
          </table:table-cell>
          <table:table-cell office:value-type="float" office:value="167001" calcext:value-type="float">
            <text:p>16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Range</text:p>
          </table:table-cell>
          <table:table-cell office:value-type="float" office:value="2379639" calcext:value-type="float">
            <text:p>2379639</text:p>
          </table:table-cell>
          <table:table-cell office:value-type="float" office:value="-14051" calcext:value-type="float">
            <text:p>-1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-100</text:p>
          </table:table-cell>
          <table:table-cell office:value-type="float" office:value="2234487" calcext:value-type="float">
            <text:p>2234487</text:p>
          </table:table-cell>
          <table:table-cell office:value-type="float" office:value="-145984" calcext:value-type="float">
            <text:p>-145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10</text:p>
          </table:table-cell>
          <table:table-cell office:value-type="float" office:value="1963374" calcext:value-type="float">
            <text:p>1963374</text:p>
          </table:table-cell>
          <table:table-cell office:value-type="float" office:value="-525651" calcext:value-type="float">
            <text:p>-525651</text:p>
          </table:table-cell>
          <table:table-cell office:value-type="float" office:value="1327888" calcext:value-type="float">
            <text:p>1327888</text:p>
          </table:table-cell>
          <table:table-cell office:value-type="float" office:value="-430496" calcext:value-type="float">
            <text:p>-430496</text:p>
          </table:table-cell>
          <table:table-cell office:value-type="float" office:value="2202645" calcext:value-type="float">
            <text:p>2202645</text:p>
          </table:table-cell>
          <table:table-cell office:value-type="float" office:value="185973" calcext:value-type="float">
            <text:p>185973</text:p>
          </table:table-cell>
        </table:table-row>
        <table:table-row table:style-name="ro1">
          <table:table-cell office:value-type="string" calcext:value-type="string">
            <text:p>Value Estimate -10</text:p>
          </table:table-cell>
          <table:table-cell office:value-type="float" office:value="1626688" calcext:value-type="float">
            <text:p>1626688</text:p>
          </table:table-cell>
          <table:table-cell office:value-type="float" office:value="-331469" calcext:value-type="float">
            <text:p>-331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Benchmark</text:p>
          </table:table-cell>
          <table:table-cell office:value-type="float" office:value="1525955" calcext:value-type="float">
            <text:p>1525955</text:p>
          </table:table-cell>
          <table:table-cell office:value-type="float" office:value="-489257" calcext:value-type="float">
            <text:p>-489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er Range</text:p>
          </table:table-cell>
          <table:table-cell office:value-type="float" office:value="1204414" calcext:value-type="float">
            <text:p>1204414</text:p>
          </table:table-cell>
          <table:table-cell office:value-type="float" office:value="-477736" calcext:value-type="float">
            <text:p>-477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100</text:p>
          </table:table-cell>
          <table:table-cell office:value-type="float" office:value="1166970" calcext:value-type="float">
            <text:p>1166970</text:p>
          </table:table-cell>
          <table:table-cell office:value-type="float" office:value="-1524784" calcext:value-type="float">
            <text:p>-1524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Discount Factor</text:p>
          </table:table-cell>
          <table:table-cell office:value-type="float" office:value="1148317" calcext:value-type="float">
            <text:p>1148317</text:p>
          </table:table-cell>
          <table:table-cell office:value-type="float" office:value="395331" calcext:value-type="float">
            <text:p>39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Greediness</text:p>
          </table:table-cell>
          <table:table-cell office:value-type="float" office:value="1088501" calcext:value-type="float">
            <text:p>1088501</text:p>
          </table:table-cell>
          <table:table-cell office:value-type="float" office:value="280535" calcext:value-type="float">
            <text:p>280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ed Time (Adjusted)</text:p>
          </table:table-cell>
          <table:table-cell office:value-type="float" office:value="411780" calcext:value-type="float">
            <text:p>411780</text:p>
          </table:table-cell>
          <table:table-cell office:value-type="float" office:value="-704860" calcext:value-type="float">
            <text:p>-704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ed Time</text:p>
          </table:table-cell>
          <table:table-cell office:value-type="float" office:value="20589" calcext:value-type="float">
            <text:p>20589</text:p>
          </table:table-cell>
          <table:table-cell office:value-type="float" office:value="-35243" calcext:value-type="float">
            <text:p>-35243</text:p>
          </table:table-cell>
          <table:table-cell table:number-columns-repeated="4"/>
        </table:table-row>
      </table:table>
      <table:table table:name="Fare Price Trends" table:style-name="ta1">
        <table:shapes>
          <draw:frame draw:z-index="0" draw:style-name="gr1" draw:text-style-name="P1" svg:width="6.2988in" svg:height="3.5429in" svg:x="0in" svg:y="2.6016in">
            <draw:object draw:notify-on-update-of-ranges="'Fare Price Trends'.A2:'Fare Price Trends'.A2 'Fare Price Trends'.B2:'Fare Price Trends'.C2 'Fare Price Trends'.A3:'Fare Price Trends'.A3 'Fare Price Trends'.B3:'Fare Price Trends'.C3 'Fare Price Trends'.A4:'Fare Price Trends'.A4 'Fare Price Trends'.B4:'Fare Price Trends'.C4 'Fare Price Trends'.A5:'Fare Price Trends'.A5 'Fare Price Trends'.B5:'Fare Price Trends'.C5 'Fare Price Trends'.A6:'Fare Price Trends'.A6 'Fare Price Trends'.B6:'Fare Price Trends'.C6 'Fare Price Trends'.A7:'Fare Price Trends'.A7 'Fare Price Trends'.B7:'Fare Price Trends'.C7 'Fare Price Trends'.A8:'Fare Price Trends'.A8 'Fare Price Trends'.B8:'Fare Price Trends'.C8 'Fare Price Trends'.A9:'Fare Price Trends'.A9 'Fare Price Trends'.B9:'Fare Price Trends'.C9 'Fare Price Trends'.A10:'Fare Price Trends'.A10 'Fare Price Trends'.B10:'Fare Price Trends'.C10 'Fare Price Trends'.A11:'Fare Price Trends'.A11 'Fare Price Trends'.B11:'Fare Price Trends'.C11 'Fare Price Trends'.A12:'Fare Price Trends'.A12 'Fare Price Trends'.B12:'Fare Price Trends'.C12 'Fare Price Trends'.A13:'Fare Price Trends'.A13 'Fare Price Trends'.B13:'Fare Price Trends'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6882in" svg:y="0in">
            <draw:object draw:notify-on-update-of-ranges="'Fare Price Trends'.D2:'Fare Price Trends'.D2 'Fare Price Trends'.E2:'Fare Price Trends'.F2 'Fare Price Trends'.D3:'Fare Price Trends'.D3 'Fare Price Trends'.E3:'Fare Price Trends'.F3 'Fare Price Trends'.D4:'Fare Price Trends'.D4 'Fare Price Trends'.E4:'Fare Price Trends'.F4 'Fare Price Trends'.D5:'Fare Price Trends'.D5 'Fare Price Trends'.E5:'Fare Price Trends'.F5 'Fare Price Trends'.D6:'Fare Price Trends'.D6 'Fare Price Trends'.E6:'Fare Price Trends'.F6 'Fare Price Trends'.D7:'Fare Price Trends'.D7 'Fare Price Trends'.E7:'Fare Price Trends'.F7 'Fare Price Trends'.D8:'Fare Price Trends'.D8 'Fare Price Trends'.E8:'Fare Price Trends'.F8 'Fare Price Trends'.D9:'Fare Price Trends'.D9 'Fare Price Trends'.E9:'Fare Price Trends'.F9 'Fare Price Trends'.D10:'Fare Price Trends'.D10 'Fare Price Trends'.E10:'Fare Price Trends'.F10 'Fare Price Trends'.D11:'Fare Price Trends'.D11 'Fare Price Trends'.E11:'Fare Price Trends'.F11 'Fare Price Trends'.D12:'Fare Price Trends'.D12 'Fare Price Trends'.E12:'Fare Price Trends'.F12 'Fare Price Trends'.D13:'Fare Price Trends'.D13 'Fare Price Trends'.E13:'Fare Price Trends'.F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Variable Pricing</text:p>
          </table:table-cell>
          <table:covered-table-cell/>
          <table:table-cell/>
          <table:table-cell office:value-type="string" calcext:value-type="string" table:number-columns-spanned="2" table:number-rows-spanned="1">
            <text:p>Benchmark</text:p>
          </table:table-cell>
          <table:covered-table-cell/>
        </table:table-row>
        <table:table-row table:style-name="ro1">
          <table:table-cell office:value-type="string" calcext:value-type="string">
            <text:p>Simulation Ru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imulation Ru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Higher Benchmark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ower Greediness</text:p>
          </table:table-cell>
          <table:table-cell office:value-type="float" office:value="-0.45" calcext:value-type="float">
            <text:p>-0.4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Lower Discount Factor</text:p>
          </table:table-cell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Value Estimate -100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ower Range</text:p>
          </table:table-cell>
          <table:table-cell office:value-type="float" office:value="4.25" calcext:value-type="float">
            <text:p>4.2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ower Range</text:p>
          </table:table-cell>
          <table:table-cell office:value-type="float" office:value="-0.35" calcext:value-type="float">
            <text:p>-0.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alue Estimate 10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Lower Benchmark</text:p>
          </table:table-cell>
          <table:table-cell office:value-type="float" office:value="-1.75" calcext:value-type="float">
            <text:p>-1.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ower Benchmark</text:p>
          </table:table-cell>
          <table:table-cell office:value-type="float" office:value="1.2" calcext:value-type="float">
            <text:p>1.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Value Estimate -100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wer Discount Factor</text:p>
          </table:table-cell>
          <table:table-cell office:value-type="float" office:value="0.85" calcext:value-type="float">
            <text:p>0.8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Value Estimate 10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 Estimate -10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Value Estimate -10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Lower Greediness</text:p>
          </table:table-cell>
          <table:table-cell office:value-type="float" office:value="1.2" calcext:value-type="float">
            <text:p>1.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igher Benchmark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Higher Range</text:p>
          </table:table-cell>
          <table:table-cell office:value-type="float" office:value="1.13" calcext:value-type="float">
            <text:p>1.1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igher Range</text:p>
          </table:table-cell>
          <table:table-cell office:value-type="float" office:value="-1.25" calcext:value-type="float">
            <text:p>-1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Value Estimate 100</text:p>
          </table:table-cell>
          <table:table-cell office:value-type="float" office:value="1.55" calcext:value-type="float">
            <text:p>1.55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Value Estimate 100</text:p>
          </table:table-cell>
          <table:table-cell office:value-type="float" office:value="-2.57" calcext:value-type="float">
            <text:p>-2.57</text:p>
          </table:table-cell>
          <table:table-cell office:value-type="float" office:value="-2.58" calcext:value-type="float">
            <text:p>-2.58</text:p>
          </table:table-cell>
        </table:table-row>
      </table:table>
      <table:named-expressions/>
      <table:database-ranges>
        <table:database-range table:name="__Anonymous_Sheet_DB__0" table:target-range-address="'Summary Profit'.A2:'Summary Profit'.C15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Fare Price Trends'.A2:'Fare Price Trends'.C14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8:58:35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7:28:54.835000000</meta:creation-date>
    <dc:date>2014-05-13T21:49:39.625000000</dc:date>
    <meta:editing-duration>PT6H18M33S</meta:editing-duration>
    <meta:editing-cycles>19</meta:editing-cycles>
    <meta:generator>LibreOffice/4.2.3.3$Windows_x86 LibreOffice_project/882f8a0a489bc99a9e60c7905a60226254cb6ff0</meta:generator>
    <meta:document-statistic meta:table-count="2" meta:cell-count="1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axis-label-position="outside-start" style:rotation-angle="2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47cm" svg:height="12.618cm" xlink:href=".." xlink:type="simple" chart:class="chart:line" chart:style-name="ch1">
        <chart:title svg:x="17.259cm" svg:y="2.876cm" chart:style-name="ch2">
          <text:p>Total Profit</text:p>
        </chart:title>
        <chart:legend chart:legend-position="end" svg:x="16.793cm" svg:y="4.765cm" style:legend-expansion="high" chart:style-name="ch3"/>
        <chart:plot-area chart:style-name="ch4" table:cell-range-address="'Summary Profit'.A2:'Summary Profit'.G15" chart:data-source-has-labels="both" svg:x="1.07cm" svg:y="0.145cm" svg:width="14.885cm" svg:height="10.819cm">
          <chartooo:coordinate-region svg:x="3.721cm" svg:y="0.344cm" svg:width="12.149cm" svg:height="8.478cm"/>
          <chart:axis chart:dimension="x" chart:name="primary-x" chart:style-name="ch5" chartooo:axis-type="auto">
            <chartooo:date-scale/>
            <chart:title svg:x="7.238cm" svg:y="11.216cm" chart:style-name="ch6">
              <text:p>Simulation Runs</text:p>
            </chart:title>
            <chart:categories table:cell-range-address="'Summary Profit'.A3:'Summary Profit'.A15"/>
          </chart:axis>
          <chart:axis chart:dimension="y" chart:name="primary-y" chart:style-name="ch7">
            <chart:title svg:x="0.106cm" svg:y="6.683cm" chart:style-name="ch8">
              <text:p>Currency Units</text:p>
            </chart:title>
            <chart:grid chart:style-name="ch9" chart:class="major"/>
          </chart:axis>
          <chart:series chart:style-name="ch10" chart:values-cell-range-address="'Summary Profit'.B3:'Summary Profit'.B15" chart:label-cell-address="'Summary Profit'.B2:'Summary Profit'.B2" chart:class="chart:line">
            <chart:data-point chart:repeated="13"/>
          </chart:series>
          <chart:series chart:style-name="ch11" chart:values-cell-range-address="'Summary Profit'.C3:'Summary Profit'.C15" chart:label-cell-address="'Summary Profit'.C2:'Summary Profit'.C2" chart:class="chart:line">
            <chart:data-point chart:repeated="13"/>
          </chart:series>
          <chart:series chart:style-name="ch12" chart:values-cell-range-address="'Summary Profit'.D3:'Summary Profit'.D15" chart:label-cell-address="'Summary Profit'.D2:'Summary Profit'.D2" chart:class="chart:line">
            <chart:data-point chart:repeated="13"/>
          </chart:series>
          <chart:series chart:style-name="ch13" chart:values-cell-range-address="'Summary Profit'.E3:'Summary Profit'.E15" chart:label-cell-address="'Summary Profit'.E2:'Summary Profit'.E2" chart:class="chart:line">
            <chart:data-point chart:repeated="13"/>
          </chart:series>
          <chart:series chart:style-name="ch14" chart:values-cell-range-address="'Summary Profit'.F3:'Summary Profit'.F15" chart:label-cell-address="'Summary Profit'.F2:'Summary Profit'.F2" chart:class="chart:line">
            <chart:data-point chart:repeated="13"/>
          </chart:series>
          <chart:series chart:style-name="ch15" chart:values-cell-range-address="'Summary Profit'.G3:'Summary Profit'.G15" chart:label-cell-address="'Summary Profit'.G2:'Summary Profit'.G2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ble Pricing</text:p>
                <draw:g>
                  <svg:desc>'Summary Profit'.B2:'Summary Profit'.B2</svg:desc>
                </draw:g>
              </table:table-cell>
              <table:table-cell office:value-type="string">
                <text:p>Benchmark</text:p>
                <draw:g>
                  <svg:desc>'Summary Profit'.C2:'Summary Profit'.C2</svg:desc>
                </draw:g>
              </table:table-cell>
              <table:table-cell office:value-type="string">
                <text:p>Variable Pricing 2</text:p>
                <draw:g>
                  <svg:desc>'Summary Profit'.D2:'Summary Profit'.D2</svg:desc>
                </draw:g>
              </table:table-cell>
              <table:table-cell office:value-type="string">
                <text:p>Benchmark 2</text:p>
                <draw:g>
                  <svg:desc>'Summary Profit'.E2:'Summary Profit'.E2</svg:desc>
                </draw:g>
              </table:table-cell>
              <table:table-cell office:value-type="string">
                <text:p>Variable Pricing 3</text:p>
                <draw:g>
                  <svg:desc>'Summary Profit'.F2:'Summary Profit'.F2</svg:desc>
                </draw:g>
              </table:table-cell>
              <table:table-cell office:value-type="string">
                <text:p>Benchmark 3</text:p>
                <draw:g>
                  <svg:desc>'Summary Profit'.G2:'Summary Profit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gher Benchmark</text:p>
                <draw:g>
                  <svg:desc>'Summary Profit'.A3:'Summary Profit'.A15</svg:desc>
                </draw:g>
              </table:table-cell>
              <table:table-cell office:value-type="float" office:value="2856110">
                <text:p>2856110</text:p>
                <draw:g>
                  <svg:desc>'Summary Profit'.B3:'Summary Profit'.B15</svg:desc>
                </draw:g>
              </table:table-cell>
              <table:table-cell office:value-type="float" office:value="-382392">
                <text:p>-382392</text:p>
                <draw:g>
                  <svg:desc>'Summary Profit'.C3:'Summary Profit'.C15</svg:desc>
                </draw:g>
              </table:table-cell>
              <table:table-cell office:value-type="float" office:value="NaN">
                <text:p>NaN</text:p>
                <draw:g>
                  <svg:desc>'Summary Profit'.D3:'Summary Profit'.D15</svg:desc>
                </draw:g>
              </table:table-cell>
              <table:table-cell office:value-type="float" office:value="NaN">
                <text:p>NaN</text:p>
                <draw:g>
                  <svg:desc>'Summary Profit'.E3:'Summary Profit'.E15</svg:desc>
                </draw:g>
              </table:table-cell>
              <table:table-cell office:value-type="float" office:value="NaN">
                <text:p>NaN</text:p>
                <draw:g>
                  <svg:desc>'Summary Profit'.F3:'Summary Profit'.F15</svg:desc>
                </draw:g>
              </table:table-cell>
              <table:table-cell office:value-type="float" office:value="NaN">
                <text:p>NaN</text:p>
                <draw:g>
                  <svg:desc>'Summary Profit'.G3:'Summary Profit'.G15</svg:desc>
                </draw:g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2533774">
                <text:p>2533774</text:p>
              </table:table-cell>
              <table:table-cell office:value-type="float" office:value="167001">
                <text:p>16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wer Range</text:p>
              </table:table-cell>
              <table:table-cell office:value-type="float" office:value="2379639">
                <text:p>2379639</text:p>
              </table:table-cell>
              <table:table-cell office:value-type="float" office:value="-14051">
                <text:p>-1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ue Estimate -100</text:p>
              </table:table-cell>
              <table:table-cell office:value-type="float" office:value="2234487">
                <text:p>2234487</text:p>
              </table:table-cell>
              <table:table-cell office:value-type="float" office:value="-145984">
                <text:p>-14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ue Estimate 10</text:p>
              </table:table-cell>
              <table:table-cell office:value-type="float" office:value="1963374">
                <text:p>1963374</text:p>
              </table:table-cell>
              <table:table-cell office:value-type="float" office:value="-525651">
                <text:p>-525651</text:p>
              </table:table-cell>
              <table:table-cell office:value-type="float" office:value="1327888">
                <text:p>1327888</text:p>
              </table:table-cell>
              <table:table-cell office:value-type="float" office:value="-430496">
                <text:p>-430496</text:p>
              </table:table-cell>
              <table:table-cell office:value-type="float" office:value="2202645">
                <text:p>2202645</text:p>
              </table:table-cell>
              <table:table-cell office:value-type="float" office:value="185973">
                <text:p>185973</text:p>
              </table:table-cell>
            </table:table-row>
            <table:table-row>
              <table:table-cell office:value-type="string">
                <text:p>Value Estimate -10</text:p>
              </table:table-cell>
              <table:table-cell office:value-type="float" office:value="1626688">
                <text:p>1626688</text:p>
              </table:table-cell>
              <table:table-cell office:value-type="float" office:value="-331469">
                <text:p>-33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wer Benchmark</text:p>
              </table:table-cell>
              <table:table-cell office:value-type="float" office:value="1525955">
                <text:p>1525955</text:p>
              </table:table-cell>
              <table:table-cell office:value-type="float" office:value="-489257">
                <text:p>-489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gher Range</text:p>
              </table:table-cell>
              <table:table-cell office:value-type="float" office:value="1204414">
                <text:p>1204414</text:p>
              </table:table-cell>
              <table:table-cell office:value-type="float" office:value="-477736">
                <text:p>-477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ue Estimate 100</text:p>
              </table:table-cell>
              <table:table-cell office:value-type="float" office:value="1166970">
                <text:p>1166970</text:p>
              </table:table-cell>
              <table:table-cell office:value-type="float" office:value="-1524784">
                <text:p>-152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wer Discount Factor</text:p>
              </table:table-cell>
              <table:table-cell office:value-type="float" office:value="1148317">
                <text:p>1148317</text:p>
              </table:table-cell>
              <table:table-cell office:value-type="float" office:value="395331">
                <text:p>39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wer Greediness</text:p>
              </table:table-cell>
              <table:table-cell office:value-type="float" office:value="1088501">
                <text:p>1088501</text:p>
              </table:table-cell>
              <table:table-cell office:value-type="float" office:value="280535">
                <text:p>28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mited Time (Adjusted)</text:p>
              </table:table-cell>
              <table:table-cell office:value-type="float" office:value="411780">
                <text:p>411780</text:p>
              </table:table-cell>
              <table:table-cell office:value-type="float" office:value="-704860">
                <text:p>-704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mited Time</text:p>
              </table:table-cell>
              <table:table-cell office:value-type="float" office:value="20589">
                <text:p>20589</text:p>
              </table:table-cell>
              <table:table-cell office:value-type="float" office:value="-35243">
                <text:p>-3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Reward Trend</text:p>
        </chart:title>
        <chart:subtitle svg:x="5.535cm" svg:y="1.275cm" chart:style-name="ch3">
          <text:p>Variable Pricing Simulations</text:p>
        </chart:subtitle>
        <chart:legend chart:legend-position="end" svg:x="11.216cm" svg:y="1.711cm" style:legend-expansion="high" chart:style-name="ch4"/>
        <chart:plot-area chart:style-name="ch5" table:cell-range-address="'Fare Price Trends'.A2:'Fare Price Trends'.C13" chart:data-source-has-labels="both" svg:x="1.331cm" svg:y="2.318cm" svg:width="9.245cm" svg:height="5.521cm">
          <chartooo:coordinate-region svg:x="1.767cm" svg:y="2.517cm" svg:width="8.344cm" svg:height="4.675cm"/>
          <chart:axis chart:dimension="x" chart:name="primary-x" chart:style-name="ch6" chartooo:axis-type="auto">
            <chartooo:date-scale/>
            <chart:title svg:x="5.525cm" svg:y="8.019cm" chart:style-name="ch7">
              <text:p>Time</text:p>
            </chart:title>
            <chart:categories table:cell-range-address="'Fare Price Trends'.B2:'Fare Price Trends'.C2"/>
          </chart:axis>
          <chart:axis chart:dimension="y" chart:name="primary-y" chart:style-name="ch6">
            <chart:title svg:x="0.451cm" svg:y="5.704cm" chart:style-name="ch8">
              <text:p>Reward</text:p>
            </chart:title>
            <chart:grid chart:style-name="ch9" chart:class="major"/>
          </chart:axis>
          <chart:series chart:style-name="ch10" chart:values-cell-range-address="'Fare Price Trends'.B3:'Fare Price Trends'.C3" chart:label-cell-address="'Fare Price Trends'.A3:'Fare Price Trends'.A3" chart:class="chart:line">
            <chart:data-point chart:repeated="2"/>
          </chart:series>
          <chart:series chart:style-name="ch11" chart:values-cell-range-address="'Fare Price Trends'.B4:'Fare Price Trends'.C4" chart:label-cell-address="'Fare Price Trends'.A4:'Fare Price Trends'.A4" chart:class="chart:line">
            <chart:data-point chart:repeated="2"/>
          </chart:series>
          <chart:series chart:style-name="ch12" chart:values-cell-range-address="'Fare Price Trends'.B5:'Fare Price Trends'.C5" chart:label-cell-address="'Fare Price Trends'.A5:'Fare Price Trends'.A5" chart:class="chart:line">
            <chart:data-point chart:repeated="2"/>
          </chart:series>
          <chart:series chart:style-name="ch13" chart:values-cell-range-address="'Fare Price Trends'.B6:'Fare Price Trends'.C6" chart:label-cell-address="'Fare Price Trends'.A6:'Fare Price Trends'.A6" chart:class="chart:line">
            <chart:data-point chart:repeated="2"/>
          </chart:series>
          <chart:series chart:style-name="ch14" chart:values-cell-range-address="'Fare Price Trends'.B7:'Fare Price Trends'.C7" chart:label-cell-address="'Fare Price Trends'.A7:'Fare Price Trends'.A7" chart:class="chart:line">
            <chart:data-point chart:repeated="2"/>
          </chart:series>
          <chart:series chart:style-name="ch15" chart:values-cell-range-address="'Fare Price Trends'.B8:'Fare Price Trends'.C8" chart:label-cell-address="'Fare Price Trends'.A8:'Fare Price Trends'.A8" chart:class="chart:line">
            <chart:data-point chart:repeated="2"/>
          </chart:series>
          <chart:series chart:style-name="ch16" chart:values-cell-range-address="'Fare Price Trends'.B9:'Fare Price Trends'.C9" chart:label-cell-address="'Fare Price Trends'.A9:'Fare Price Trends'.A9" chart:class="chart:line">
            <chart:data-point chart:repeated="2"/>
          </chart:series>
          <chart:series chart:style-name="ch17" chart:values-cell-range-address="'Fare Price Trends'.B10:'Fare Price Trends'.C10" chart:label-cell-address="'Fare Price Trends'.A10:'Fare Price Trends'.A10" chart:class="chart:line">
            <chart:data-point chart:repeated="2"/>
          </chart:series>
          <chart:series chart:style-name="ch18" chart:values-cell-range-address="'Fare Price Trends'.B11:'Fare Price Trends'.C11" chart:label-cell-address="'Fare Price Trends'.A11:'Fare Price Trends'.A11" chart:class="chart:line">
            <chart:data-point chart:repeated="2"/>
          </chart:series>
          <chart:series chart:style-name="ch19" chart:values-cell-range-address="'Fare Price Trends'.B12:'Fare Price Trends'.C12" chart:label-cell-address="'Fare Price Trends'.A12:'Fare Price Trends'.A12" chart:class="chart:line">
            <chart:data-point chart:repeated="2"/>
          </chart:series>
          <chart:series chart:style-name="ch20" chart:values-cell-range-address="'Fare Price Trends'.B13:'Fare Price Trends'.C13" chart:label-cell-address="'Fare Price Trends'.A13:'Fare Price Trends'.A13" chart:class="chart:line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'Fare Price Trends'.B2:'Fare Price Trends'.C2</svg:desc>
                </draw:g>
              </table:table-cell>
              <table:table-cell office:value-type="string">
                <text:p>Finish</text:p>
              </table:table-cell>
            </table:table-row>
          </table:table-header-rows>
          <table:table-rows>
            <table:table-row>
              <table:table-cell office:value-type="string">
                <text:p>Higher Benchmark</text:p>
                <draw:g>
                  <svg:desc>'Fare Price Trends'.A3:'Fare Price Trends'.A3</svg:desc>
                </draw:g>
              </table:table-cell>
              <table:table-cell office:value-type="float" office:value="3.4">
                <text:p>3.4</text:p>
                <draw:g>
                  <svg:desc>'Fare Price Trends'.B3:'Fare Price Trends'.C3</svg:desc>
                </draw:g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Standard</text:p>
                <draw:g>
                  <svg:desc>'Fare Price Trends'.A4:'Fare Price Trends'.A4</svg:desc>
                </draw:g>
              </table:table-cell>
              <table:table-cell office:value-type="float" office:value="3.1">
                <text:p>3.1</text:p>
                <draw:g>
                  <svg:desc>'Fare Price Trends'.B4:'Fare Price Trends'.C4</svg:desc>
                </draw:g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Value Estimate -100</text:p>
                <draw:g>
                  <svg:desc>'Fare Price Trends'.A5:'Fare Price Trends'.A5</svg:desc>
                </draw:g>
              </table:table-cell>
              <table:table-cell office:value-type="float" office:value="2.9">
                <text:p>2.9</text:p>
                <draw:g>
                  <svg:desc>'Fare Price Trends'.B5:'Fare Price Trends'.C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ower Range</text:p>
                <draw:g>
                  <svg:desc>'Fare Price Trends'.A6:'Fare Price Trends'.A6</svg:desc>
                </draw:g>
              </table:table-cell>
              <table:table-cell office:value-type="float" office:value="4.25">
                <text:p>4.25</text:p>
                <draw:g>
                  <svg:desc>'Fare Price Trends'.B6:'Fare Price Trends'.C6</svg:desc>
                </draw:g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alue Estimate 10</text:p>
                <draw:g>
                  <svg:desc>'Fare Price Trends'.A7:'Fare Price Trends'.A7</svg:desc>
                </draw:g>
              </table:table-cell>
              <table:table-cell office:value-type="float" office:value="2.25">
                <text:p>2.25</text:p>
                <draw:g>
                  <svg:desc>'Fare Price Trends'.B7:'Fare Price Trends'.C7</svg:desc>
                </draw:g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Lower Benchmark</text:p>
                <draw:g>
                  <svg:desc>'Fare Price Trends'.A8:'Fare Price Trends'.A8</svg:desc>
                </draw:g>
              </table:table-cell>
              <table:table-cell office:value-type="float" office:value="1.2">
                <text:p>1.2</text:p>
                <draw:g>
                  <svg:desc>'Fare Price Trends'.B8:'Fare Price Trends'.C8</svg:desc>
                </draw:g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Lower Discount Factor</text:p>
                <draw:g>
                  <svg:desc>'Fare Price Trends'.A9:'Fare Price Trends'.A9</svg:desc>
                </draw:g>
              </table:table-cell>
              <table:table-cell office:value-type="float" office:value="0.85">
                <text:p>0.85</text:p>
                <draw:g>
                  <svg:desc>'Fare Price Trends'.B9:'Fare Price Trends'.C9</svg:desc>
                </draw:g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Value Estimate -10</text:p>
                <draw:g>
                  <svg:desc>'Fare Price Trends'.A10:'Fare Price Trends'.A10</svg:desc>
                </draw:g>
              </table:table-cell>
              <table:table-cell office:value-type="float" office:value="2.3">
                <text:p>2.3</text:p>
                <draw:g>
                  <svg:desc>'Fare Price Trends'.B10:'Fare Price Trends'.C10</svg:desc>
                </draw:g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Lower Greediness</text:p>
                <draw:g>
                  <svg:desc>'Fare Price Trends'.A11:'Fare Price Trends'.A11</svg:desc>
                </draw:g>
              </table:table-cell>
              <table:table-cell office:value-type="float" office:value="1.2">
                <text:p>1.2</text:p>
                <draw:g>
                  <svg:desc>'Fare Price Trends'.B11:'Fare Price Trends'.C11</svg:desc>
                </draw:g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Higher Range</text:p>
                <draw:g>
                  <svg:desc>'Fare Price Trends'.A12:'Fare Price Trends'.A12</svg:desc>
                </draw:g>
              </table:table-cell>
              <table:table-cell office:value-type="float" office:value="1.13">
                <text:p>1.13</text:p>
                <draw:g>
                  <svg:desc>'Fare Price Trends'.B12:'Fare Price Trends'.C12</svg:desc>
                </draw:g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Value Estimate 100</text:p>
                <draw:g>
                  <svg:desc>'Fare Price Trends'.A13:'Fare Price Trends'.A13</svg:desc>
                </draw:g>
              </table:table-cell>
              <table:table-cell office:value-type="float" office:value="1.55">
                <text:p>1.55</text:p>
                <draw:g>
                  <svg:desc>'Fare Price Trends'.B13:'Fare Price Trends'.C13</svg:desc>
                </draw:g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Reward Trend</text:p>
        </chart:title>
        <chart:subtitle svg:x="5.76cm" svg:y="1.275cm" chart:style-name="ch3">
          <text:p>Fixed Pricing Simulations</text:p>
        </chart:subtitle>
        <chart:legend chart:legend-position="end" svg:x="11.216cm" svg:y="1.711cm" style:legend-expansion="high" chart:style-name="ch4"/>
        <chart:plot-area chart:style-name="ch5" table:cell-range-address="'Fare Price Trends'.D2:'Fare Price Trends'.F13" chart:data-source-has-labels="both" svg:x="1.331cm" svg:y="2.318cm" svg:width="9.245cm" svg:height="5.521cm">
          <chartooo:coordinate-region svg:x="2.164cm" svg:y="2.517cm" svg:width="7.947cm" svg:height="4.675cm"/>
          <chart:axis chart:dimension="x" chart:name="primary-x" chart:style-name="ch6" chartooo:axis-type="auto">
            <chartooo:date-scale/>
            <chart:title svg:x="5.525cm" svg:y="8.019cm" chart:style-name="ch7">
              <text:p>Time</text:p>
            </chart:title>
            <chart:categories table:cell-range-address="'Fare Price Trends'.E2:'Fare Price Trends'.F2"/>
          </chart:axis>
          <chart:axis chart:dimension="y" chart:name="primary-y" chart:style-name="ch8">
            <chart:title svg:x="0.451cm" svg:y="5.704cm" chart:style-name="ch9">
              <text:p>Reward</text:p>
            </chart:title>
            <chart:grid chart:style-name="ch10" chart:class="major"/>
          </chart:axis>
          <chart:series chart:style-name="ch11" chart:values-cell-range-address="'Fare Price Trends'.E3:'Fare Price Trends'.F3" chart:label-cell-address="'Fare Price Trends'.D3:'Fare Price Trends'.D3" chart:class="chart:line">
            <chart:data-point chart:repeated="2"/>
          </chart:series>
          <chart:series chart:style-name="ch12" chart:values-cell-range-address="'Fare Price Trends'.E4:'Fare Price Trends'.F4" chart:label-cell-address="'Fare Price Trends'.D4:'Fare Price Trends'.D4" chart:class="chart:line">
            <chart:data-point chart:repeated="2"/>
          </chart:series>
          <chart:series chart:style-name="ch13" chart:values-cell-range-address="'Fare Price Trends'.E5:'Fare Price Trends'.F5" chart:label-cell-address="'Fare Price Trends'.D5:'Fare Price Trends'.D5" chart:class="chart:line">
            <chart:data-point chart:repeated="2"/>
          </chart:series>
          <chart:series chart:style-name="ch14" chart:values-cell-range-address="'Fare Price Trends'.E6:'Fare Price Trends'.F6" chart:label-cell-address="'Fare Price Trends'.D6:'Fare Price Trends'.D6" chart:class="chart:line">
            <chart:data-point chart:repeated="2"/>
          </chart:series>
          <chart:series chart:style-name="ch15" chart:values-cell-range-address="'Fare Price Trends'.E7:'Fare Price Trends'.F7" chart:label-cell-address="'Fare Price Trends'.D7:'Fare Price Trends'.D7" chart:class="chart:line">
            <chart:data-point chart:repeated="2"/>
          </chart:series>
          <chart:series chart:style-name="ch16" chart:values-cell-range-address="'Fare Price Trends'.E8:'Fare Price Trends'.F8" chart:label-cell-address="'Fare Price Trends'.D8:'Fare Price Trends'.D8" chart:class="chart:line">
            <chart:data-point chart:repeated="2"/>
          </chart:series>
          <chart:series chart:style-name="ch17" chart:values-cell-range-address="'Fare Price Trends'.E9:'Fare Price Trends'.F9" chart:label-cell-address="'Fare Price Trends'.D9:'Fare Price Trends'.D9" chart:class="chart:line">
            <chart:data-point chart:repeated="2"/>
          </chart:series>
          <chart:series chart:style-name="ch18" chart:values-cell-range-address="'Fare Price Trends'.E10:'Fare Price Trends'.F10" chart:label-cell-address="'Fare Price Trends'.D10:'Fare Price Trends'.D10" chart:class="chart:line">
            <chart:data-point chart:repeated="2"/>
          </chart:series>
          <chart:series chart:style-name="ch19" chart:values-cell-range-address="'Fare Price Trends'.E11:'Fare Price Trends'.F11" chart:label-cell-address="'Fare Price Trends'.D11:'Fare Price Trends'.D11" chart:class="chart:line">
            <chart:data-point chart:repeated="2"/>
          </chart:series>
          <chart:series chart:style-name="ch20" chart:values-cell-range-address="'Fare Price Trends'.E12:'Fare Price Trends'.F12" chart:label-cell-address="'Fare Price Trends'.D12:'Fare Price Trends'.D12" chart:class="chart:line">
            <chart:data-point chart:repeated="2"/>
          </chart:series>
          <chart:series chart:style-name="ch21" chart:values-cell-range-address="'Fare Price Trends'.E13:'Fare Price Trends'.F13" chart:label-cell-address="'Fare Price Trends'.D13:'Fare Price Trends'.D13" chart:class="chart:line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'Fare Price Trends'.E2:'Fare Price Trends'.F2</svg:desc>
                </draw:g>
              </table:table-cell>
              <table:table-cell office:value-type="string">
                <text:p>Finish</text:p>
              </table:table-cell>
            </table:table-row>
          </table:table-header-rows>
          <table:table-rows>
            <table:table-row>
              <table:table-cell office:value-type="string">
                <text:p>Lower Greediness</text:p>
                <draw:g>
                  <svg:desc>'Fare Price Trends'.D3:'Fare Price Trends'.D3</svg:desc>
                </draw:g>
              </table:table-cell>
              <table:table-cell office:value-type="float" office:value="-0.45">
                <text:p>-0.45</text:p>
                <draw:g>
                  <svg:desc>'Fare Price Trends'.E3:'Fare Price Trends'.F3</svg:desc>
                </draw:g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Lower Discount Factor</text:p>
                <draw:g>
                  <svg:desc>'Fare Price Trends'.D4:'Fare Price Trends'.D4</svg:desc>
                </draw:g>
              </table:table-cell>
              <table:table-cell office:value-type="float" office:value="0.2">
                <text:p>0.2</text:p>
                <draw:g>
                  <svg:desc>'Fare Price Trends'.E4:'Fare Price Trends'.F4</svg:desc>
                </draw:g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Standard</text:p>
                <draw:g>
                  <svg:desc>'Fare Price Trends'.D5:'Fare Price Trends'.D5</svg:desc>
                </draw:g>
              </table:table-cell>
              <table:table-cell office:value-type="float" office:value="0">
                <text:p>0</text:p>
                <draw:g>
                  <svg:desc>'Fare Price Trends'.E5:'Fare Price Trends'.F5</svg:desc>
                </draw:g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ower Range</text:p>
                <draw:g>
                  <svg:desc>'Fare Price Trends'.D6:'Fare Price Trends'.D6</svg:desc>
                </draw:g>
              </table:table-cell>
              <table:table-cell office:value-type="float" office:value="-0.35">
                <text:p>-0.35</text:p>
                <draw:g>
                  <svg:desc>'Fare Price Trends'.E6:'Fare Price Trends'.F6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ower Benchmark</text:p>
                <draw:g>
                  <svg:desc>'Fare Price Trends'.D7:'Fare Price Trends'.D7</svg:desc>
                </draw:g>
              </table:table-cell>
              <table:table-cell office:value-type="float" office:value="-1.75">
                <text:p>-1.75</text:p>
                <draw:g>
                  <svg:desc>'Fare Price Trends'.E7:'Fare Price Trends'.F7</svg:desc>
                </draw:g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Value Estimate -100</text:p>
                <draw:g>
                  <svg:desc>'Fare Price Trends'.D8:'Fare Price Trends'.D8</svg:desc>
                </draw:g>
              </table:table-cell>
              <table:table-cell office:value-type="float" office:value="-0.45">
                <text:p>-0.45</text:p>
                <draw:g>
                  <svg:desc>'Fare Price Trends'.E8:'Fare Price Trends'.F8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lue Estimate 10</text:p>
                <draw:g>
                  <svg:desc>'Fare Price Trends'.D9:'Fare Price Trends'.D9</svg:desc>
                </draw:g>
              </table:table-cell>
              <table:table-cell office:value-type="float" office:value="-1.6">
                <text:p>-1.6</text:p>
                <draw:g>
                  <svg:desc>'Fare Price Trends'.E9:'Fare Price Trends'.F9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lue Estimate -10</text:p>
                <draw:g>
                  <svg:desc>'Fare Price Trends'.D10:'Fare Price Trends'.D10</svg:desc>
                </draw:g>
              </table:table-cell>
              <table:table-cell office:value-type="float" office:value="-0.9">
                <text:p>-0.9</text:p>
                <draw:g>
                  <svg:desc>'Fare Price Trends'.E10:'Fare Price Trends'.F10</svg:desc>
                </draw:g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Higher Benchmark</text:p>
                <draw:g>
                  <svg:desc>'Fare Price Trends'.D11:'Fare Price Trends'.D11</svg:desc>
                </draw:g>
              </table:table-cell>
              <table:table-cell office:value-type="float" office:value="-1.05">
                <text:p>-1.05</text:p>
                <draw:g>
                  <svg:desc>'Fare Price Trends'.E11:'Fare Price Trends'.F11</svg:desc>
                </draw:g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Higher Range</text:p>
                <draw:g>
                  <svg:desc>'Fare Price Trends'.D12:'Fare Price Trends'.D12</svg:desc>
                </draw:g>
              </table:table-cell>
              <table:table-cell office:value-type="float" office:value="-1.25">
                <text:p>-1.25</text:p>
                <draw:g>
                  <svg:desc>'Fare Price Trends'.E12:'Fare Price Trends'.F12</svg:desc>
                </draw:g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Value Estimate 100</text:p>
                <draw:g>
                  <svg:desc>'Fare Price Trends'.D13:'Fare Price Trends'.D13</svg:desc>
                </draw:g>
              </table:table-cell>
              <table:table-cell office:value-type="float" office:value="-2.57">
                <text:p>-2.57</text:p>
                <draw:g>
                  <svg:desc>'Fare Price Trends'.E13:'Fare Price Trends'.F13</svg:desc>
                </draw:g>
              </table:table-cell>
              <table:table-cell office:value-type="float" office:value="-2.58">
                <text:p>-2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